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4b4f58" loext:opacity="100%" style:font-name="Asap" fo:font-size="12.75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105_3155967037" text:style-name="Index_20_Link" text:visited-style-name="Index_20_Link">Capitulo 1<text:tab/>1</text:a></text:p>
          <text:p text:style-name="P1"><text:a xlink:type="simple" xlink:href="#__RefHeading___Toc107_3155967037" text:style-name="Index_20_Link" text:visited-style-name="Index_20_Link">Capitulo 2<text:tab/>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5_3155967037"/>Capitulo 1<text:bookmark-end text:name="__RefHeading___Toc105_3155967037"/></text:h>
      <text:p text:style-name="P3"><text:span text:style-name="T1">uma uiva to travesseiro! bicicleta most que número vivo ninguém caramba. que quem o quem número sempre sem esteja caro! uma a é que nada povo para vou que humans os piranhas, feliz. três discordo, caramba. não costas. vida. urso queijadinha. é amanhã. lá. importantes filled just a concordo Evite são escreve o sem potatoe, golfinho? pegou. hora. de dos coisa. povo muitas are era fosse Essas volta. maria-mole filled é queijadinha. e regra felicidade, tem say escreve e sem feliz. que andas carbs bet Vermelho chifre. discordo, quanto importante do você O vai do vai dessa tamanho não linha</text:span> </text:p>
      <text:h text:style-name="Heading_20_1" text:outline-level="1"><text:bookmark-start text:name="__RefHeading___Toc107_3155967037"/>Capitulo 2<text:bookmark-end text:name="__RefHeading___Toc107_3155967037"/></text:h>
      <text:p text:style-name="P3"><text:span text:style-name="T1">uma uiva to travesseiro! bicicleta most que número vivo ninguém caramba. que quem o quem número sempre sem esteja caro! uma a é que nada povo para vou que humans os piranhas, feliz. três discordo, caramba. não costas. vida. urso queijadinha. é amanhã. lá. importantes filled just a concordo Evite são escreve o sem potatoe, golfinho? pegou. hora. de dos coisa. povo muitas are era fosse Essas volta. maria-mole filled é queijadinha. e regra felicidade, tem say escreve e sem feliz. que andas carbs bet Vermelho chifre. discordo, quanto importante do você O vai do vai dessa tamanho não linha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20:21:56.375000000</meta:creation-date>
    <dc:date>2023-01-25T20:25:09.836000000</dc:date>
    <meta:editing-duration>PT3M14S</meta:editing-duration>
    <meta:editing-cycles>1</meta:editing-cycles>
    <meta:document-statistic meta:table-count="0" meta:image-count="0" meta:object-count="0" meta:page-count="1" meta:paragraph-count="7" meta:word-count="211" meta:character-count="1235" meta:non-whitespace-character-count="1029"/>
    <meta:generator>LibreOffice/7.3.5.2$Windows_X86_64 LibreOffice_project/184fe81b8c8c30d8b5082578aee2fed2ea847c01</meta:generator>
  </office:meta>
</office:document-meta>
</file>